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Call.setServicePortName( QName port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Call.setReturnType( Class returnType , QName xmlReturn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xisCall.setOperationStyle( WsdlOperation . SOAPBindingStyle style , WsdlOperation . SOAPParameterStyle parameterStyle , WsdlOperation . SOAPBindingUse 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xisCall.addFault( QName faultName , QName xmlType , boolean isComplexType , WsdlOperation . SOAPBindingStyle style , WsdlOperation . SOAPBindingUse 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xisCall.addParameter( QName paramName , Class paramClass , QName xmlType , WsdlOpParameter . ParameterMode mode , boolean isH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xisCall.AxisCall( Service service , WsdlComplexTypes complex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